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5-09-0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5-06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5-03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5-01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4-08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4-06-2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4-04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3-12-2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3-11-0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3-06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3-03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2-12-14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2-06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2-01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1-09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1-07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1-04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12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6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5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4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3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3-0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1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20-01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12-3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12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10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09-2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07-1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06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05-1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9-03-2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8-11-2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8-07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8-05-1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8-02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8-01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11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10-3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9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8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7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7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5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5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3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3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7-01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12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12-0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10-2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10-2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09-1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08-0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06-1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02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6-01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12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11-2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10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9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8-2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7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6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824119331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" meta:object-count="0"/>
    <meta:user-defined meta:name="AppVersion">3.0</meta:user-defined>
  </office:meta>
</office:document-meta>
</file>